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nderer.setDefaultResourceGroupFilePath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setPortraitRotation( int 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updateColor( Color col , boolean fi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Renderer.createRendererContext( int x , int y , int width , int height , Map foreig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FPRenderer.setupFontInfo( FontInfo in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PRenderer.instantiateRender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renderImage( Image image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drawImage( String uri , Rectangle2D pos , Map foreign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AFPRenderer.fillRect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Renderer.restoreStateStackAfterBreakOut( List breakOu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Renderer.mov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Renderer.establishTransformationMatrix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Renderer.drawBorderLine( float x1 , float y1 , float x2 , float y2 , boolean horz , boolean startOrBefore , int style ,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Renderer.begi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Renderer.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Renderer.setBitsPerPixel( int bitsPerPix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concatenateTransformationMatrix( AffineTransform 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Renderer.restor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lin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Renderer.AFP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Renderer.clipRect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Renderer.setUserAgent( FOUserAgent 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preparePage( PageViewpor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FPRenderer.endVP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end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Renderer.renderText( TextArea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FPRenderer.startVParea( CTM ctm , Rectangle2D clippingR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FPRenderer.supportsOutOf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setColorImages( boolean color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stop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Renderer.clo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Renderer.startRenderer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Renderer.renderPageObjectExtensions( PageViewport pageViewpor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FPRenderer.setResolution(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renderLeader( Leader are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FPRenderer.getBase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Renderer.writeImage( RenderedImage image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startPageSequence( LineArea seqTit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Renderer.breakOutOfStat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Renderer.processOffDocumentItem( OffDocumentItem od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renderPage( PageViewport pageView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FPRenderer.setNativeImagesSupported( boolean native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setLandscapeRotation( int 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sav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getGraphics2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.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